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889cm"/>
    </style:style>
    <style:style style:name="Tabelle1.B" style:family="table-column">
      <style:table-column-properties style:column-width="13.12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4bd0" officeooo:paragraph-rsid="001f4bd0"/>
    </style:style>
    <style:style style:name="P2" style:family="paragraph" style:parent-style-name="Standard">
      <style:text-properties officeooo:rsid="00238f48" officeooo:paragraph-rsid="00238f48"/>
    </style:style>
    <style:style style:name="P3" style:family="paragraph" style:parent-style-name="Table_20_Contents">
      <style:text-properties officeooo:rsid="001f4bd0" officeooo:paragraph-rsid="001f4bd0"/>
    </style:style>
    <style:style style:name="P4" style:family="paragraph" style:parent-style-name="Table_20_Contents">
      <style:text-properties officeooo:rsid="00238f48" officeooo:paragraph-rsid="00238f48"/>
    </style:style>
    <style:style style:name="P5" style:family="paragraph" style:parent-style-name="Table_20_Contents">
      <style:text-properties officeooo:rsid="00238f48" officeooo:paragraph-rsid="00238f48" fo:background-color="#faa61a"/>
    </style:style>
    <style:style style:name="P6" style:family="paragraph" style:parent-style-name="Table_20_Contents">
      <style:text-properties officeooo:rsid="001f4bd0" officeooo:paragraph-rsid="001f4bd0" fo:background-color="#fff200"/>
    </style:style>
    <style:style style:name="P7" style:family="paragraph" style:parent-style-name="Table_20_Contents" style:list-style-name="L2">
      <style:text-properties officeooo:rsid="00238f48" officeooo:paragraph-rsid="00238f48"/>
    </style:style>
    <style:style style:name="P8" style:family="paragraph" style:parent-style-name="Table_20_Contents" style:list-style-name="L4">
      <style:text-properties officeooo:rsid="001f4bd0" officeooo:paragraph-rsid="001f4bd0"/>
    </style:style>
    <style:style style:name="P9" style:family="paragraph" style:parent-style-name="Table_20_Contents" style:list-style-name="L5">
      <style:text-properties officeooo:rsid="001f4bd0" officeooo:paragraph-rsid="001f4bd0"/>
    </style:style>
    <style:style style:name="P10" style:family="paragraph" style:parent-style-name="Table_20_Contents" style:list-style-name="L5">
      <style:text-properties officeooo:rsid="001f7044" officeooo:paragraph-rsid="001f7044"/>
    </style:style>
    <style:style style:name="P11" style:family="paragraph" style:parent-style-name="Text_20_body" style:list-style-name="L3">
      <style:paragraph-properties fo:margin-top="0cm" fo:margin-bottom="0.25cm" loext:contextual-spacing="false" fo:line-height="115%"/>
    </style:style>
    <style:style style:name="P12" style:family="paragraph" style:parent-style-name="Text_20_body" style:list-style-name="L3">
      <style:paragraph-properties fo:margin-top="0cm" fo:margin-bottom="0cm" loext:contextual-spacing="false"/>
    </style:style>
    <style:style style:name="P13" style:family="paragraph" style:parent-style-name="Standard" style:list-style-name="L1">
      <style:text-properties officeooo:rsid="00238f48" officeooo:paragraph-rsid="00238f48"/>
    </style:style>
    <style:style style:name="P14" style:family="paragraph" style:parent-style-name="Standard" style:list-style-name="L1">
      <style:text-properties officeooo:rsid="00250cf0" officeooo:paragraph-rsid="00250cf0"/>
    </style:style>
    <style:style style:name="P15" style:family="paragraph" style:parent-style-name="Standard">
      <style:text-properties officeooo:rsid="001f4bd0" officeooo:paragraph-rsid="001f4bd0"/>
    </style:style>
    <style:style style:name="T1" style:family="text">
      <style:text-properties officeooo:rsid="00211a1b"/>
    </style:style>
    <style:style style:name="T2" style:family="text">
      <style:text-properties officeooo:rsid="00238f48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aa61a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spiced.space/cumin/publish_repo/</text:p>
      <text:p text:style-name="P1"/>
      <text:p text:style-name="P1">https://github.com/Footsteps/Roundup.git</text:p>
      <text:p text:style-name="P1"/>
      <text:p text:style-name="P1">Schwanberg-Seite<text:span text:style-name="T2">: BE WILLING TO ABANDON THINGS!!!!</text:span></text:p>
      <text:p text:style-name="P2">Fragen:</text:p>
      <text:list xml:id="list1677460640" text:style-name="L1">
        <text:list-item>
          <text:p text:style-name="P13">use social network framework?</text:p>
        </text:list-item>
        <text:list-item>
          <text:p text:style-name="P14">create own repository</text:p>
        </text:list-item>
        <text:list-item>
          <text:p text:style-name="P13">bildgröße</text:p>
        </text:list-item>
      </text:list>
      <text:p text:style-name="P1"/>
      <text:p text:style-name="P4">2 scores:</text:p>
      <text:list xml:id="list1753761349" text:style-name="L2">
        <text:list-item>
          <text:p text:style-name="P7"><text:span text:style-name="T3">relative difficulty</text:span> --&gt; small: 1 hour, medium: 1 day large: more than 1 day</text:p>
        </text:list-item>
        <text:list-item>
          <text:p text:style-name="P7"><text:span text:style-name="T4">relative desirability</text:span> </text:p>
        </text:list-item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must</text:p>
            <text:p text:style-name="P4">- render json</text:p>
            <text:p text:style-name="P4">- downloads</text:p>
            <text:p text:style-name="P4">- form </text:p>
            <text:p text:style-name="P4">- send email </text:p>
            <text:p text:style-name="P4"/>
            <text:p text:style-name="P5">nice to have</text:p>
            <text:p text:style-name="P5">- animation --&gt; butterfly as mouse</text:p>
            <text:p text:style-name="P4">- capture</text:p>
            <text:p text:style-name="P4">- internationalization</text:p>
            <text:p text:style-name="P4">- platform </text:p>
          </table:table-cell>
          <table:table-cell table:style-name="Tabelle1.B1" office:value-type="string">
            <text:p text:style-name="P1"/>
            <text:list xml:id="list3911154758" text:style-name="L3">
              <text:list-item>
                <text:p text:style-name="P11">Infos - alles, was auf dem Flyer ist</text:p>
                <text:list>
                  <text:list-item>
                    <text:p text:style-name="P11">wann</text:p>
                  </text:list-item>
                  <text:list-item>
                    <text:p text:style-name="P11">grobes Programm (Freitag, Samstag, Sonntag)</text:p>
                  </text:list-item>
                  <text:list-item>
                    <text:p text:style-name="P11">Meetings-Übersicht (generell -&gt; AA/AL-Anon etc)</text:p>
                  </text:list-item>
                  <text:list-item>
                    <text:p text:style-name="P11">Anmeldeschluss</text:p>
                  </text:list-item>
                  <text:list-item>
                    <text:p text:style-name="P11">Preise </text:p>
                  </text:list-item>
                  <text:list-item>
                    <text:p text:style-name="P11">Storno-Bedingungen</text:p>
                  </text:list-item>
                  <text:list-item>
                    <text:p text:style-name="P11">wo</text:p>
                  </text:list-item>
                  <text:list-item>
                    <text:p text:style-name="P11">Anfahrt</text:p>
                  </text:list-item>
                  <text:list-item>
                    <text:p text:style-name="P11">Kontaktdaten-Hotel</text:p>
                  </text:list-item>
                  <text:list-item>
                    <text:p text:style-name="P11">Preisübersicht</text:p>
                  </text:list-item>
                  <text:list-item>
                    <text:p text:style-name="P11">Angebot für Al-Ateen</text:p>
                  </text:list-item>
                  <text:list-item>
                    <text:p text:style-name="P11">Infos für Tagesgäste </text:p>
                  </text:list-item>
                  <text:list-item>
                    <text:p text:style-name="P11">Vorsitzende</text:p>
                  </text:list-item>
                </text:list>
              </text:list-item>
              <text:list-item>
                <text:p text:style-name="P12">Downloads: Flyer Meetingsprogramm / Flyer nächstes Jahr / andere Conventions </text:p>
              </text:list-item>
              <text:list-item>
                <text:p text:style-name="P11">Form OHNE REGISTRIERUNG MÖGLICH</text:p>
                <text:list>
                  <text:list-item>
                    <text:p text:style-name="P11">Anmeldung ganzes Wochenende ODER</text:p>
                    <text:list>
                      <text:list-item>
                        <text:p text:style-name="P11">Email an Registrierungsperson mit Infos</text:p>
                      </text:list-item>
                      <text:list-item>
                        <text:p text:style-name="P11">email an Anmelder (Vielen dank...) </text:p>
                      </text:list-item>
                    </text:list>
                  </text:list-item>
                  <text:list-item>
                    <text:p text:style-name="P11">Anmeldung Tagesgast </text:p>
                    <text:list>
                      <text:list-item>
                        <text:p text:style-name="P11">Email an Registrierungsperson mit Info</text:p>
                      </text:list-item>
                      <text:list-item>
                        <text:p text:style-name="P11">email an Anmelder (Vielen dank)</text:p>
                      </text:list-item>
                    </text:list>
                  </text:list-item>
                  <text:list-item>
                    <text:p text:style-name="P11"><text:soft-page-break/>Optionen jeweils: (Checkbox)</text:p>
                    <text:list>
                      <text:list-item>
                        <text:p text:style-name="P11">Teilnahme Yoga</text:p>
                        <text:list>
                          <text:list-item>
                            <text:p text:style-name="P11">Info auch an Yoga-Person? (xy hat sich für Yoga angemeldet)</text:p>
                          </text:list-item>
                        </text:list>
                      </text:list-item>
                      <text:list-item>
                        <text:p text:style-name="P11">Mitwirkung bunter Abend</text:p>
                        <text:list>
                          <text:list-item>
                            <text:p text:style-name="P11">Info auch an Organisator bunter Abend (xy hat sich für den bunten Abend angemeldet, email-adresse) </text:p>
                          </text:list-item>
                        </text:list>
                      </text:list-item>
                      <text:list-item>
                        <text:p text:style-name="P11">Essen: Vegetarier / Sonderkost</text:p>
                      </text:list-item>
                    </text:list>
                  </text:list-item>
                </text:list>
              </text:list-item>
              <text:list-item>
                <text:p text:style-name="P11">SEITE DEUTSCH UND ENGLISCH</text:p>
              </text:list-item>
              <text:list-item>
                <text:p text:style-name="P11">Chat Funktion? NUR MIT REGISTRIERUNG MÖGLICH </text:p>
                <text:list>
                  <text:list-item>
                    <text:p text:style-name="P11">Form: Registrierung  &amp; Login (Vorname, emailadresse, Passwort)</text:p>
                  </text:list-item>
                  <text:list-item>
                    <text:p text:style-name="P11">Leute können sich für Mitfahrgegelegenheiten kontaktieren, oder um hallo zu sagen, oder um sich für den bunten Abend vernetzen. Oder für generelle Fragen. oder um zu sagen: hey, das ist mein 1. Schwanberg (direkte Nachrichten möglich, wenn ich dazu komm)</text:p>
                  </text:list-item>
                  <text:list-item>
                    <text:p text:style-name="P11">Komitee stellt sich vor?</text:p>
                  </text:list-item>
                </text:list>
              </text:list-item>
              <text:list-item>
                <text:p text:style-name="P11">Bild-Funktion --&gt; Möglichkeit, Profilbilder hochzuladen? (NUR WENN REGISTRIERT / LOGIN)</text:p>
              </text:list-item>
              <text:list-item>
                <text:p text:style-name="P11">INTERNER BEREICH? (EBENFALLS LOGIN)</text:p>
                <text:list>
                  <text:list-item>
                    <text:p text:style-name="P11">Unterlagen: </text:p>
                    <text:list>
                      <text:list-item>
                        <text:p text:style-name="P11">Protokolle (Upload / Download) </text:p>
                      </text:list-item>
                      <text:list-item>
                        <text:p text:style-name="P11">Dienstvorlagen </text:p>
                      </text:list-item>
                      <text:list-item>
                        <text:p text:style-name="P11">Chairvorlage (Upload / Download)</text:p>
                      </text:list-item>
                      <text:list-item>
                        <text:p text:style-name="P11">Chat-Funktion (für alle, keine direkten Nachrichten)</text:p>
                      </text:list-item>
                    </text:list>
                  </text:list-item>
                </text:list>
              </text:list-item>
              <text:list-item text:style-override="L4">
                <text:p text:style-name="P8"/>
              </text:list-item>
            </text:list>
          </table:table-cell>
        </table:table-row>
        <table:table-row>
          <table:table-cell table:style-name="Tabelle1.A2" office:value-type="string">
            <text:p text:style-name="P3">bonus</text:p>
          </table:table-cell>
          <table:table-cell table:style-name="Tabelle1.B2" office:value-type="string">
            <text:list xml:id="list860611961" text:style-name="L5">
              <text:list-item>
                <text:p text:style-name="P10">Bezahlen???!!!<text:span text:style-name="T1"> NEIN</text:span></text:p>
              </text:list-item>
              <text:list-item>
                <text:p text:style-name="P9"/>
              </text:list-item>
            </text:list>
            <text:p text:style-name="P3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2:37:39.800435507</meta:creation-date>
    <dc:date>2020-10-09T14:15:42.951523462</dc:date>
    <meta:editing-duration>PT16M18S</meta:editing-duration>
    <meta:editing-cycles>5</meta:editing-cycles>
    <meta:generator>LibreOffice/6.0.7.3$Linux_X86_64 LibreOffice_project/00m0$Build-3</meta:generator>
    <meta:document-statistic meta:table-count="1" meta:image-count="0" meta:object-count="0" meta:page-count="2" meta:paragraph-count="64" meta:word-count="316" meta:character-count="2003" meta:non-whitespace-character-count="1785"/>
  </office:meta>
</office:document-meta>
</file>